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3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8"/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167cm" svg:height="8.278cm" svg:x="0.084cm" svg:y="11.228cm">
            <draw:object draw:notify-on-update-of-ranges="Sheet1.A1:Sheet1.A1 Sheet1.A2:Sheet1.A11 Sheet1.N1:Sheet1.N1 Sheet1.N2:Sheet1.N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789cm" svg:height="9.061cm" svg:x="14.984cm" svg:y="11.047cm">
            <draw:object draw:notify-on-update-of-ranges="Sheet1.A1:Sheet1.A1 Sheet1.A13:Sheet1.A22 Sheet1.H1:Sheet1.H1 Sheet1.H13:Sheet1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1"/>
        <table:table-column table:style-name="co2" table:number-columns-repeated="5" table:default-cell-style-name="Default"/>
        <table:table-column table:style-name="co4" table:default-cell-style-name="ce1"/>
        <table:table-column table:style-name="co2" table:number-columns-repeated="1010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3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5</text:p>
          </table:table-cell>
          <table:table-cell table:style-name="ce4" office:value-type="string" calcext:value-type="string">
            <text:p>Average wct</text:p>
          </table:table-cell>
          <table:table-cell table:style-name="ce6" office:value-type="string" calcext:value-type="string">
            <text:p>Speedup <text:s/>vs CPU</text:p>
          </table:table-cell>
          <table:table-cell table:style-name="ce2" office:value-type="string" calcext:value-type="string">
            <text:p>throughput1</text:p>
          </table:table-cell>
          <table:table-cell table:style-name="ce2" office:value-type="string" calcext:value-type="string">
            <text:p>throughput2</text:p>
          </table:table-cell>
          <table:table-cell table:style-name="ce2" office:value-type="string" calcext:value-type="string">
            <text:p>throughput3</text:p>
          </table:table-cell>
          <table:table-cell table:style-name="ce2" office:value-type="string" calcext:value-type="string">
            <text:p>throughput4</text:p>
          </table:table-cell>
          <table:table-cell table:style-name="ce2" office:value-type="string" calcext:value-type="string">
            <text:p>throughput5</text:p>
          </table:table-cell>
          <table:table-cell table:style-name="ce6" office:value-type="string" calcext:value-type="string">
            <text:p>Average throughput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0.001858" calcext:value-type="float">
            <text:p>0.0019</text:p>
          </table:table-cell>
          <table:table-cell office:value-type="float" office:value="0.002788" calcext:value-type="float">
            <text:p>0.0028</text:p>
          </table:table-cell>
          <table:table-cell office:value-type="float" office:value="0.002745" calcext:value-type="float">
            <text:p>0.0027</text:p>
          </table:table-cell>
          <table:table-cell office:value-type="float" office:value="0.002782" calcext:value-type="float">
            <text:p>0.0028</text:p>
          </table:table-cell>
          <table:table-cell office:value-type="float" office:value="0.00282" calcext:value-type="float">
            <text:p>0.0028</text:p>
          </table:table-cell>
          <table:table-cell table:formula="of:=AVERAGE([.B2:.F2])" office:value-type="float" office:value="0.0025986" calcext:value-type="float">
            <text:p>0.0026</text:p>
          </table:table-cell>
          <table:table-cell/>
          <table:table-cell table:style-name="ce5" office:value-type="float" office:value="0.450595" calcext:value-type="float">
            <text:p>0.4506</text:p>
          </table:table-cell>
          <table:table-cell table:style-name="ce5" office:value-type="float" office:value="0.300311" calcext:value-type="float">
            <text:p>0.3003</text:p>
          </table:table-cell>
          <table:table-cell table:style-name="ce5" office:value-type="float" office:value="0.304985" calcext:value-type="float">
            <text:p>0.3050</text:p>
          </table:table-cell>
          <table:table-cell table:style-name="ce5" office:value-type="float" office:value="0.300987" calcext:value-type="float">
            <text:p>0.3010</text:p>
          </table:table-cell>
          <table:table-cell table:style-name="ce5" office:value-type="float" office:value="0.296906" calcext:value-type="float">
            <text:p>0.2969</text:p>
          </table:table-cell>
          <table:table-cell table:formula="of:=AVERAGE([.I2:.M2])" office:value-type="float" office:value="0.3307568" calcext:value-type="float">
            <text:p>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0.00299" calcext:value-type="float">
            <text:p>0.0030</text:p>
          </table:table-cell>
          <table:table-cell office:value-type="float" office:value="0.002939" calcext:value-type="float">
            <text:p>0.0029</text:p>
          </table:table-cell>
          <table:table-cell office:value-type="float" office:value="0.002934" calcext:value-type="float">
            <text:p>0.0029</text:p>
          </table:table-cell>
          <table:table-cell office:value-type="float" office:value="0.002988" calcext:value-type="float">
            <text:p>0.0030</text:p>
          </table:table-cell>
          <table:table-cell office:value-type="float" office:value="0.002974" calcext:value-type="float">
            <text:p>0.0030</text:p>
          </table:table-cell>
          <table:table-cell table:formula="of:=AVERAGE([.B3:.F3])" office:value-type="float" office:value="0.002965" calcext:value-type="float">
            <text:p>0.0030</text:p>
          </table:table-cell>
          <table:table-cell/>
          <table:table-cell table:style-name="ce5" office:value-type="float" office:value="0.679986" calcext:value-type="float">
            <text:p>0.6800</text:p>
          </table:table-cell>
          <table:table-cell table:style-name="ce5" office:value-type="float" office:value="0.691849" calcext:value-type="float">
            <text:p>0.6918</text:p>
          </table:table-cell>
          <table:table-cell table:style-name="ce5" office:value-type="float" office:value="0.692942" calcext:value-type="float">
            <text:p>0.6929</text:p>
          </table:table-cell>
          <table:table-cell table:style-name="ce5" office:value-type="float" office:value="0.680567" calcext:value-type="float">
            <text:p>0.6806</text:p>
          </table:table-cell>
          <table:table-cell table:style-name="ce5" office:value-type="float" office:value="0.683557" calcext:value-type="float">
            <text:p>0.6836</text:p>
          </table:table-cell>
          <table:table-cell table:formula="of:=AVERAGE([.I3:.M3])" office:value-type="float" office:value="0.6857802" calcext:value-type="float">
            <text:p>0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0.00319" calcext:value-type="float">
            <text:p>0.0032</text:p>
          </table:table-cell>
          <table:table-cell office:value-type="float" office:value="0.003249" calcext:value-type="float">
            <text:p>0.0032</text:p>
          </table:table-cell>
          <table:table-cell office:value-type="float" office:value="0.003198" calcext:value-type="float">
            <text:p>0.0032</text:p>
          </table:table-cell>
          <table:table-cell office:value-type="float" office:value="0.003201" calcext:value-type="float">
            <text:p>0.0032</text:p>
          </table:table-cell>
          <table:table-cell office:value-type="float" office:value="0.003197" calcext:value-type="float">
            <text:p>0.0032</text:p>
          </table:table-cell>
          <table:table-cell table:formula="of:=AVERAGE([.B4:.F4])" office:value-type="float" office:value="0.003207" calcext:value-type="float">
            <text:p>0.0032</text:p>
          </table:table-cell>
          <table:table-cell/>
          <table:table-cell table:style-name="ce5" office:value-type="float" office:value="1.761925" calcext:value-type="float">
            <text:p>1.7619</text:p>
          </table:table-cell>
          <table:table-cell table:style-name="ce5" office:value-type="float" office:value="1.730007" calcext:value-type="float">
            <text:p>1.7300</text:p>
          </table:table-cell>
          <table:table-cell table:style-name="ce5" office:value-type="float" office:value="1.757687" calcext:value-type="float">
            <text:p>1.7577</text:p>
          </table:table-cell>
          <table:table-cell table:style-name="ce5" office:value-type="float" office:value="1.756" calcext:value-type="float">
            <text:p>1.7560</text:p>
          </table:table-cell>
          <table:table-cell table:style-name="ce5" office:value-type="float" office:value="1.758" calcext:value-type="float">
            <text:p>1.7580</text:p>
          </table:table-cell>
          <table:table-cell table:formula="of:=AVERAGE([.I4:.M4])" office:value-type="float" office:value="1.7527238" calcext:value-type="float">
            <text:p>1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0.004188" calcext:value-type="float">
            <text:p>0.0042</text:p>
          </table:table-cell>
          <table:table-cell office:value-type="float" office:value="0.004174" calcext:value-type="float">
            <text:p>0.0042</text:p>
          </table:table-cell>
          <table:table-cell office:value-type="float" office:value="0.004169" calcext:value-type="float">
            <text:p>0.0042</text:p>
          </table:table-cell>
          <table:table-cell office:value-type="float" office:value="0.004015" calcext:value-type="float">
            <text:p>0.0040</text:p>
          </table:table-cell>
          <table:table-cell office:value-type="float" office:value="0.004034" calcext:value-type="float">
            <text:p>0.0040</text:p>
          </table:table-cell>
          <table:table-cell table:formula="of:=AVERAGE([.B5:.F5])" office:value-type="float" office:value="0.004116" calcext:value-type="float">
            <text:p>0.0041</text:p>
          </table:table-cell>
          <table:table-cell/>
          <table:table-cell table:style-name="ce5" office:value-type="float" office:value="2.7698" calcext:value-type="float">
            <text:p>2.7698</text:p>
          </table:table-cell>
          <table:table-cell table:style-name="ce5" office:value-type="float" office:value="2.7795" calcext:value-type="float">
            <text:p>2.7795</text:p>
          </table:table-cell>
          <table:table-cell table:style-name="ce5" office:value-type="float" office:value="2.782474" calcext:value-type="float">
            <text:p>2.7825</text:p>
          </table:table-cell>
          <table:table-cell table:style-name="ce5" office:value-type="float" office:value="2.889208" calcext:value-type="float">
            <text:p>2.8892</text:p>
          </table:table-cell>
          <table:table-cell table:style-name="ce5" office:value-type="float" office:value="2.875594" calcext:value-type="float">
            <text:p>2.8756</text:p>
          </table:table-cell>
          <table:table-cell table:formula="of:=AVERAGE([.I5:.M5])" office:value-type="float" office:value="2.8193152" calcext:value-type="float">
            <text:p>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0.005852" calcext:value-type="float">
            <text:p>0.0059</text:p>
          </table:table-cell>
          <table:table-cell table:number-columns-repeated="2" office:value-type="float" office:value="0.005832" calcext:value-type="float">
            <text:p>0.0058</text:p>
          </table:table-cell>
          <table:table-cell office:value-type="float" office:value="0.005845" calcext:value-type="float">
            <text:p>0.0058</text:p>
          </table:table-cell>
          <table:table-cell office:value-type="float" office:value="0.005818" calcext:value-type="float">
            <text:p>0.0058</text:p>
          </table:table-cell>
          <table:table-cell table:formula="of:=AVERAGE([.B6:.F6])" office:value-type="float" office:value="0.0058358" calcext:value-type="float">
            <text:p>0.0058</text:p>
          </table:table-cell>
          <table:table-cell/>
          <table:table-cell table:style-name="ce5" office:value-type="float" office:value="4.026223" calcext:value-type="float">
            <text:p>4.0262</text:p>
          </table:table-cell>
          <table:table-cell table:style-name="ce5" office:value-type="float" office:value="4.040265" calcext:value-type="float">
            <text:p>4.0403</text:p>
          </table:table-cell>
          <table:table-cell table:style-name="ce5" office:value-type="float" office:value="4.040018" calcext:value-type="float">
            <text:p>4.0400</text:p>
          </table:table-cell>
          <table:table-cell table:style-name="ce5" office:value-type="float" office:value="4.03082" calcext:value-type="float">
            <text:p>4.0308</text:p>
          </table:table-cell>
          <table:table-cell table:style-name="ce5" office:value-type="float" office:value="4.049363" calcext:value-type="float">
            <text:p>4.0494</text:p>
          </table:table-cell>
          <table:table-cell table:formula="of:=AVERAGE([.I6:.M6])" office:value-type="float" office:value="4.0373378" calcext:value-type="float">
            <text:p>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10565" calcext:value-type="float">
            <text:p>0.0106</text:p>
          </table:table-cell>
          <table:table-cell office:value-type="float" office:value="0.010571" calcext:value-type="float">
            <text:p>0.0106</text:p>
          </table:table-cell>
          <table:table-cell office:value-type="float" office:value="0.01054" calcext:value-type="float">
            <text:p>0.0105</text:p>
          </table:table-cell>
          <table:table-cell office:value-type="float" office:value="0.010578" calcext:value-type="float">
            <text:p>0.0106</text:p>
          </table:table-cell>
          <table:table-cell office:value-type="float" office:value="0.010563" calcext:value-type="float">
            <text:p>0.0106</text:p>
          </table:table-cell>
          <table:table-cell table:formula="of:=AVERAGE([.B7:.F7])" office:value-type="float" office:value="0.0105634" calcext:value-type="float">
            <text:p>0.0106</text:p>
          </table:table-cell>
          <table:table-cell/>
          <table:table-cell table:style-name="ce5" office:value-type="float" office:value="5.626132" calcext:value-type="float">
            <text:p>5.6261</text:p>
          </table:table-cell>
          <table:table-cell table:style-name="ce5" office:value-type="float" office:value="5.623115" calcext:value-type="float">
            <text:p>5.6231</text:p>
          </table:table-cell>
          <table:table-cell table:style-name="ce5" office:value-type="float" office:value="5.639588" calcext:value-type="float">
            <text:p>5.6396</text:p>
          </table:table-cell>
          <table:table-cell table:style-name="ce5" office:value-type="float" office:value="5.6192" calcext:value-type="float">
            <text:p>5.6192</text:p>
          </table:table-cell>
          <table:table-cell table:style-name="ce5" office:value-type="float" office:value="5.627367" calcext:value-type="float">
            <text:p>5.6274</text:p>
          </table:table-cell>
          <table:table-cell table:formula="of:=AVERAGE([.I7:.M7])" office:value-type="float" office:value="5.6270804" calcext:value-type="float">
            <text:p>5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0.018616" calcext:value-type="float">
            <text:p>0.0186</text:p>
          </table:table-cell>
          <table:table-cell office:value-type="float" office:value="0.018647" calcext:value-type="float">
            <text:p>0.0186</text:p>
          </table:table-cell>
          <table:table-cell office:value-type="float" office:value="0.018664" calcext:value-type="float">
            <text:p>0.0187</text:p>
          </table:table-cell>
          <table:table-cell office:value-type="float" office:value="0.018636" calcext:value-type="float">
            <text:p>0.0186</text:p>
          </table:table-cell>
          <table:table-cell office:value-type="float" office:value="0.01865" calcext:value-type="float">
            <text:p>0.0187</text:p>
          </table:table-cell>
          <table:table-cell table:formula="of:=AVERAGE([.B8:.F8])" office:value-type="float" office:value="0.0186426" calcext:value-type="float">
            <text:p>0.0186</text:p>
          </table:table-cell>
          <table:table-cell/>
          <table:table-cell table:style-name="ce5" office:value-type="float" office:value="6.405186" calcext:value-type="float">
            <text:p>6.4052</text:p>
          </table:table-cell>
          <table:table-cell table:style-name="ce5" office:value-type="float" office:value="6.394633" calcext:value-type="float">
            <text:p>6.3946</text:p>
          </table:table-cell>
          <table:table-cell table:style-name="ce5" office:value-type="float" office:value="6.388748" calcext:value-type="float">
            <text:p>6.3887</text:p>
          </table:table-cell>
          <table:table-cell table:style-name="ce5" office:value-type="float" office:value="6.398464" calcext:value-type="float">
            <text:p>6.3985</text:p>
          </table:table-cell>
          <table:table-cell table:style-name="ce5" office:value-type="float" office:value="6.393694" calcext:value-type="float">
            <text:p>6.3937</text:p>
          </table:table-cell>
          <table:table-cell table:formula="of:=AVERAGE([.I8:.M8])" office:value-type="float" office:value="6.396145" calcext:value-type="float">
            <text:p>6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0.03449" calcext:value-type="float">
            <text:p>0.0345</text:p>
          </table:table-cell>
          <table:table-cell office:value-type="float" office:value="0.034501" calcext:value-type="float">
            <text:p>0.034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4498" calcext:value-type="float">
            <text:p>0.0345</text:p>
          </table:table-cell>
          <table:table-cell office:value-type="float" office:value="0.03451" calcext:value-type="float">
            <text:p>0.0345</text:p>
          </table:table-cell>
          <table:table-cell table:formula="of:=AVERAGE([.B9:.F9])" office:value-type="float" office:value="0.0344998" calcext:value-type="float">
            <text:p>0.0345</text:p>
          </table:table-cell>
          <table:table-cell/>
          <table:table-cell table:style-name="ce5" office:value-type="float" office:value="6.924882" calcext:value-type="float">
            <text:p>6.9249</text:p>
          </table:table-cell>
          <table:table-cell table:style-name="ce5" office:value-type="float" office:value="6.922658" calcext:value-type="float">
            <text:p>6.9227</text:p>
          </table:table-cell>
          <table:table-cell table:style-name="ce5" office:value-type="float" office:value="6.92281" calcext:value-type="float">
            <text:p>6.9228</text:p>
          </table:table-cell>
          <table:table-cell table:style-name="ce5" office:value-type="float" office:value="6.9234" calcext:value-type="float">
            <text:p>6.9234</text:p>
          </table:table-cell>
          <table:table-cell table:style-name="ce5" office:value-type="float" office:value="6.911014" calcext:value-type="float">
            <text:p>6.9110</text:p>
          </table:table-cell>
          <table:table-cell table:formula="of:=AVERAGE([.I9:.M9])" office:value-type="float" office:value="6.9209528" calcext:value-type="float">
            <text:p>6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0k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6868" calcext:value-type="float">
            <text:p>0.0369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36741" calcext:value-type="float">
            <text:p>0.0367</text:p>
          </table:table-cell>
          <table:table-cell office:value-type="float" office:value="0.036731" calcext:value-type="float">
            <text:p>0.0367</text:p>
          </table:table-cell>
          <table:table-cell table:formula="of:=AVERAGE([.B10:.F10])" office:value-type="float" office:value="0.0367372" calcext:value-type="float">
            <text:p>0.0367</text:p>
          </table:table-cell>
          <table:table-cell/>
          <table:table-cell table:style-name="ce5" office:value-type="float" office:value="16.283422" calcext:value-type="float">
            <text:p>16.2834</text:p>
          </table:table-cell>
          <table:table-cell table:style-name="ce5" office:value-type="float" office:value="16.210335" calcext:value-type="float">
            <text:p>16.2103</text:p>
          </table:table-cell>
          <table:table-cell table:style-name="ce5" office:value-type="float" office:value="16.308321" calcext:value-type="float">
            <text:p>16.3083</text:p>
          </table:table-cell>
          <table:table-cell table:style-name="ce5" office:value-type="float" office:value="16.266524" calcext:value-type="float">
            <text:p>16.2665</text:p>
          </table:table-cell>
          <table:table-cell table:style-name="ce5" office:value-type="float" office:value="16.270536" calcext:value-type="float">
            <text:p>16.2705</text:p>
          </table:table-cell>
          <table:table-cell table:formula="of:=AVERAGE([.I10:.M10])" office:value-type="float" office:value="16.2678276" calcext:value-type="float">
            <text:p>1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0.062506" calcext:value-type="float">
            <text:p>0.0625</text:p>
          </table:table-cell>
          <table:table-cell office:value-type="float" office:value="0.062404" calcext:value-type="float">
            <text:p>0.0624</text:p>
          </table:table-cell>
          <table:table-cell office:value-type="float" office:value="0.062463" calcext:value-type="float">
            <text:p>0.0625</text:p>
          </table:table-cell>
          <table:table-cell office:value-type="float" office:value="0.062577" calcext:value-type="float">
            <text:p>0.0626</text:p>
          </table:table-cell>
          <table:table-cell office:value-type="float" office:value="0.062487" calcext:value-type="float">
            <text:p>0.0625</text:p>
          </table:table-cell>
          <table:table-cell table:formula="of:=AVERAGE([.B11:.F11])" office:value-type="float" office:value="0.0624874" calcext:value-type="float">
            <text:p>0.0625</text:p>
          </table:table-cell>
          <table:table-cell/>
          <table:table-cell table:style-name="ce5" office:value-type="float" office:value="19.12846" calcext:value-type="float">
            <text:p>19.1285</text:p>
          </table:table-cell>
          <table:table-cell table:style-name="ce5" office:value-type="float" office:value="19.15967" calcext:value-type="float">
            <text:p>19.1597</text:p>
          </table:table-cell>
          <table:table-cell table:style-name="ce5" office:value-type="float" office:value="19.14156" calcext:value-type="float">
            <text:p>19.1416</text:p>
          </table:table-cell>
          <table:table-cell table:style-name="ce5" office:value-type="float" office:value="19.106613" calcext:value-type="float">
            <text:p>19.1066</text:p>
          </table:table-cell>
          <table:table-cell table:style-name="ce5" office:value-type="float" office:value="19.134227" calcext:value-type="float">
            <text:p>19.1342</text:p>
          </table:table-cell>
          <table:table-cell table:formula="of:=AVERAGE([.I11:.M11])" office:value-type="float" office:value="19.134106" calcext:value-type="float">
            <text:p>19.13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0.0032425" calcext:value-type="float">
            <text:p>0.0032</text:p>
          </table:table-cell>
          <table:table-cell office:value-type="float" office:value="0.0032349" calcext:value-type="float">
            <text:p>0.0032</text:p>
          </table:table-cell>
          <table:table-cell office:value-type="float" office:value="0.0031891" calcext:value-type="float">
            <text:p>0.0032</text:p>
          </table:table-cell>
          <table:table-cell office:value-type="float" office:value="0.0032196" calcext:value-type="float">
            <text:p>0.0032</text:p>
          </table:table-cell>
          <table:table-cell office:value-type="float" office:value="0.0032501" calcext:value-type="float">
            <text:p>0.0033</text:p>
          </table:table-cell>
          <table:table-cell table:formula="of:=AVERAGE([.B13:.F13])" office:value-type="float" office:value="0.00322724" calcext:value-type="float">
            <text:p>0.0032</text:p>
          </table:table-cell>
          <table:table-cell table:formula="of:=[.G13]/[.G2]" office:value-type="float" office:value="1.24191487724159" calcext:value-type="float">
            <text:p>1.24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0.00579834" calcext:value-type="float">
            <text:p>0.0058</text:p>
          </table:table-cell>
          <table:table-cell office:value-type="float" office:value="0.00590515" calcext:value-type="float">
            <text:p>0.0059</text:p>
          </table:table-cell>
          <table:table-cell office:value-type="float" office:value="0.0057373" calcext:value-type="float">
            <text:p>0.0057</text:p>
          </table:table-cell>
          <table:table-cell office:value-type="float" office:value="0.00579834" calcext:value-type="float">
            <text:p>0.0058</text:p>
          </table:table-cell>
          <table:table-cell office:value-type="float" office:value="0.0057678" calcext:value-type="float">
            <text:p>0.0058</text:p>
          </table:table-cell>
          <table:table-cell table:formula="of:=AVERAGE([.B14:.F14])" office:value-type="float" office:value="0.005801386" calcext:value-type="float">
            <text:p>0.0058</text:p>
          </table:table-cell>
          <table:table-cell table:formula="of:=[.G14]/[.G3]" office:value-type="float" office:value="1.95662259696459" calcext:value-type="float">
            <text:p>1.96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0.014526" calcext:value-type="float">
            <text:p>0.0145</text:p>
          </table:table-cell>
          <table:table-cell office:value-type="float" office:value="0.014435" calcext:value-type="float">
            <text:p>0.0144</text:p>
          </table:table-cell>
          <table:table-cell office:value-type="float" office:value="0.0167236" calcext:value-type="float">
            <text:p>0.0167</text:p>
          </table:table-cell>
          <table:table-cell office:value-type="float" office:value="0.015869" calcext:value-type="float">
            <text:p>0.0159</text:p>
          </table:table-cell>
          <table:table-cell office:value-type="float" office:value="0.0166626" calcext:value-type="float">
            <text:p>0.0167</text:p>
          </table:table-cell>
          <table:table-cell table:formula="of:=AVERAGE([.B15:.F15])" office:value-type="float" office:value="0.01564324" calcext:value-type="float">
            <text:p>0.0156</text:p>
          </table:table-cell>
          <table:table-cell table:formula="of:=[.G15]/[.G4]" office:value-type="float" office:value="4.87784222014344" calcext:value-type="float">
            <text:p>4.88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0.028961" calcext:value-type="float">
            <text:p>0.0290</text:p>
          </table:table-cell>
          <table:table-cell office:value-type="float" office:value="0.0288696" calcext:value-type="float">
            <text:p>0.0289</text:p>
          </table:table-cell>
          <table:table-cell office:value-type="float" office:value="0.028717" calcext:value-type="float">
            <text:p>0.0287</text:p>
          </table:table-cell>
          <table:table-cell office:value-type="float" office:value="0.028931" calcext:value-type="float">
            <text:p>0.0289</text:p>
          </table:table-cell>
          <table:table-cell office:value-type="float" office:value="0.0289" calcext:value-type="float">
            <text:p>0.0289</text:p>
          </table:table-cell>
          <table:table-cell table:formula="of:=AVERAGE([.B16:.F16])" office:value-type="float" office:value="0.02887572" calcext:value-type="float">
            <text:p>0.0289</text:p>
          </table:table-cell>
          <table:table-cell table:formula="of:=[.G16]/[.G5]" office:value-type="float" office:value="7.01548104956268" calcext:value-type="float">
            <text:p>7.02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0.057983" calcext:value-type="float">
            <text:p>0.0580</text:p>
          </table:table-cell>
          <table:table-cell office:value-type="float" office:value="0.05734" calcext:value-type="float">
            <text:p>0.0573</text:p>
          </table:table-cell>
          <table:table-cell office:value-type="float" office:value="0.05786" calcext:value-type="float">
            <text:p>0.0579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7373" calcext:value-type="float">
            <text:p>0.0574</text:p>
          </table:table-cell>
          <table:table-cell table:formula="of:=AVERAGE([.B17:.F17])" office:value-type="float" office:value="0.0576712" calcext:value-type="float">
            <text:p>0.0577</text:p>
          </table:table-cell>
          <table:table-cell table:formula="of:=[.G17]/[.G6]" office:value-type="float" office:value="9.88231262209123" calcext:value-type="float">
            <text:p>9.88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14328" calcext:value-type="float">
            <text:p>0.1433</text:p>
          </table:table-cell>
          <table:table-cell office:value-type="float" office:value="0.14398" calcext:value-type="float">
            <text:p>0.1440</text:p>
          </table:table-cell>
          <table:table-cell office:value-type="float" office:value="0.143799" calcext:value-type="float">
            <text:p>0.1438</text:p>
          </table:table-cell>
          <table:table-cell office:value-type="float" office:value="0.143494" calcext:value-type="float">
            <text:p>0.1435</text:p>
          </table:table-cell>
          <table:table-cell office:value-type="float" office:value="0.14325" calcext:value-type="float">
            <text:p>0.1433</text:p>
          </table:table-cell>
          <table:table-cell table:formula="of:=AVERAGE([.B18:.F18])" office:value-type="float" office:value="0.1435606" calcext:value-type="float">
            <text:p>0.1436</text:p>
          </table:table-cell>
          <table:table-cell table:formula="of:=[.G18]/[.G7]" office:value-type="float" office:value="13.5903780979609" calcext:value-type="float">
            <text:p>13.59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0.28595" calcext:value-type="float">
            <text:p>0.2860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8493" calcext:value-type="float">
            <text:p>0.2849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8596" calcext:value-type="float">
            <text:p>0.2860</text:p>
          </table:table-cell>
          <table:table-cell table:formula="of:=AVERAGE([.B19:.F19])" office:value-type="float" office:value="0.285568" calcext:value-type="float">
            <text:p>0.2856</text:p>
          </table:table-cell>
          <table:table-cell table:formula="of:=[.G19]/[.G8]" office:value-type="float" office:value="15.3180350380312" calcext:value-type="float">
            <text:p>15.32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57684" calcext:value-type="float">
            <text:p>0.5768</text:p>
          </table:table-cell>
          <table:table-cell office:value-type="float" office:value="0.57452" calcext:value-type="float">
            <text:p>0.5745</text:p>
          </table:table-cell>
          <table:table-cell office:value-type="float" office:value="0.57727" calcext:value-type="float">
            <text:p>0.5773</text:p>
          </table:table-cell>
          <table:table-cell office:value-type="float" office:value="0.57568" calcext:value-type="float">
            <text:p>0.5757</text:p>
          </table:table-cell>
          <table:table-cell table:formula="of:=AVERAGE([.B20:.F20])" office:value-type="float" office:value="0.575502" calcext:value-type="float">
            <text:p>0.5755</text:p>
          </table:table-cell>
          <table:table-cell table:formula="of:=[.G20]/[.G9]" office:value-type="float" office:value="16.6813140945745" calcext:value-type="float">
            <text:p>16.68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500k</text:p>
          </table:table-cell>
          <table:table-cell office:value-type="float" office:value="1.50128" calcext:value-type="float">
            <text:p>1.5013</text:p>
          </table:table-cell>
          <table:table-cell office:value-type="float" office:value="1.4995" calcext:value-type="float">
            <text:p>1.4995</text:p>
          </table:table-cell>
          <table:table-cell office:value-type="float" office:value="1.5084" calcext:value-type="float">
            <text:p>1.5084</text:p>
          </table:table-cell>
          <table:table-cell office:value-type="float" office:value="1.51196" calcext:value-type="float">
            <text:p>1.5120</text:p>
          </table:table-cell>
          <table:table-cell office:value-type="float" office:value="1.51025" calcext:value-type="float">
            <text:p>1.5103</text:p>
          </table:table-cell>
          <table:table-cell table:formula="of:=AVERAGE([.B21:.F21])" office:value-type="float" office:value="1.506278" calcext:value-type="float">
            <text:p>1.5063</text:p>
          </table:table-cell>
          <table:table-cell table:formula="of:=[.G21]/[.G10]" office:value-type="float" office:value="41.0014372352819" calcext:value-type="float">
            <text:p>41.00</text:p>
          </table:table-cell>
          <table:table-cell table:style-name="ce5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3.17777" calcext:value-type="float">
            <text:p>3.1778</text:p>
          </table:table-cell>
          <table:table-cell office:value-type="float" office:value="3.1872" calcext:value-type="float">
            <text:p>3.1872</text:p>
          </table:table-cell>
          <table:table-cell office:value-type="float" office:value="3.1875" calcext:value-type="float">
            <text:p>3.1875</text:p>
          </table:table-cell>
          <table:table-cell office:value-type="float" office:value="3.183472" calcext:value-type="float">
            <text:p>3.1835</text:p>
          </table:table-cell>
          <table:table-cell office:value-type="float" office:value="3.18921" calcext:value-type="float">
            <text:p>3.1892</text:p>
          </table:table-cell>
          <table:table-cell table:formula="of:=AVERAGE([.B22:.F22])" office:value-type="float" office:value="3.1850304" calcext:value-type="float">
            <text:p>3.1850</text:p>
          </table:table-cell>
          <table:table-cell table:formula="of:=[.G22]/[.G11]" office:value-type="float" office:value="50.9707621056405" calcext:value-type="float">
            <text:p>50.97</text:p>
          </table:table-cell>
          <table:table-cell table:style-name="ce5" table:number-columns-repeated="5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K=300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18">
      <number:number number:decimal-places="4" number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00/00/00</text:date>, <text:time style:data-style-name="N2" text:time-value="10:25:58.471251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oreno Marzolla</meta:initial-creator>
    <meta:creation-date>2017-03-04T20:02:04.225625018</meta:creation-date>
    <dc:date>2021-09-09T11:32:16.612928518</dc:date>
    <meta:editing-duration>PT14H1M16S</meta:editing-duration>
    <meta:editing-cycles>25</meta:editing-cycles>
    <meta:generator>LibreOffice/7.2.0.4$MacOSX_X86_64 LibreOffice_project/9a9c6381e3f7a62afc1329bd359cc48accb6435b</meta:generator>
    <meta:document-statistic meta:table-count="1" meta:cell-count="2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draw:fill="none" draw:fill-color="#729fc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68cm" svg:height="8.279cm" xlink:href=".." xlink:type="simple" chart:class="chart:line" chart:style-name="ch1">
        <chart:title svg:x="5.083cm" svg:y="0.301cm" chart:style-name="ch2">
          <text:p>Throughput (GB/s)</text:p>
        </chart:title>
        <chart:plot-area chart:style-name="ch3" table:cell-range-address="Sheet1.A1:Sheet1.A11 Sheet1.N1:Sheet1.N11" chart:data-source-has-labels="both" svg:x="0.405cm" svg:y="0.847cm" svg:width="13.218cm" svg:height="6.773cm">
          <chart:coordinate-region svg:x="1.577cm" svg:y="1.044cm" svg:width="11.797cm" svg:height="5.934cm"/>
          <chart:axis chart:dimension="x" chart:name="primary-x" chart:style-name="ch4" chartooo:axis-type="text">
            <chart:title svg:x="6.837cm" svg:y="7.731cm" chart:style-name="ch5">
              <text:p>N</text:p>
            </chart:title>
            <chart:categories table:cell-range-address="Sheet1.A2:Sheet1.A11"/>
          </chart:axis>
          <chart:axis chart:dimension="x" chart:name="secondary-x" chart:style-name="ch6"/>
          <chart:axis chart:dimension="y" chart:name="primary-y" chart:style-name="ch4">
            <chart:title svg:x="0cm" svg:y="5.143cm" chart:style-name="ch7">
              <text:p>Throughpu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N2:Sheet1.N11" chart:label-cell-address="Sheet1.N1:Sheet1.N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hroughpu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A2:Sheet1.A11</svg:desc>
                </draw:g>
              </table:table-cell>
              <table:table-cell office:value-type="float" office:value="0.3307568">
                <text:p>0.3307568</text:p>
                <draw:g>
                  <svg:desc>Sheet1.N2:Sheet1.N11</svg:desc>
                </draw:g>
              </table:table-cell>
            </table:table-row>
            <table:table-row>
              <table:table-cell office:value-type="string">
                <text:p>2k</text:p>
              </table:table-cell>
              <table:table-cell office:value-type="float" office:value="0.6857802">
                <text:p>0.6857802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1.7527238">
                <text:p>1.752723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2.8193152">
                <text:p>2.8193152</text:p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4.0373378">
                <text:p>4.0373378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5.6270804">
                <text:p>5.6270804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6.396145">
                <text:p>6.396145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6.9209528">
                <text:p>6.920952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6.2678276">
                <text:p>16.2678276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9.134106">
                <text:p>19.134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9cm" svg:height="9.062cm" xlink:href=".." xlink:type="simple" chart:class="chart:line" chart:style-name="ch1">
        <chart:title svg:x="4.971cm" svg:y="0.317cm" chart:style-name="ch2">
          <text:p>Speedup vs. CPU</text:p>
        </chart:title>
        <chart:plot-area chart:style-name="ch3" table:cell-range-address="Sheet1.A1:Sheet1.A1 Sheet1.A13:Sheet1.A22 Sheet1.H1:Sheet1.H1 Sheet1.H13:Sheet1.H22" chart:data-source-has-labels="both" svg:x="1.112cm" svg:y="0.964cm" svg:width="12.516cm" svg:height="7.195cm">
          <chart:coordinate-region svg:x="2.284cm" svg:y="1.161cm" svg:width="11.096cm" svg:height="6.356cm"/>
          <chart:axis chart:dimension="x" chart:name="primary-x" chart:style-name="ch4" chartooo:axis-type="text">
            <chart:title svg:x="7.193cm" svg:y="8.34cm" chart:style-name="ch5">
              <text:p>N</text:p>
            </chart:title>
            <chart:categories table:cell-range-address="Sheet1.A13:Sheet1.A22"/>
          </chart:axis>
          <chart:axis chart:dimension="y" chart:name="primary-y" chart:style-name="ch6">
            <chart:title svg:x="0.289cm" svg:y="5.292cm" chart:style-name="ch7">
              <text:p>Speedup</text:p>
            </chart:title>
            <chart:grid chart:style-name="ch8" chart:class="major"/>
          </chart:axis>
          <chart:series chart:style-name="ch9" chart:values-cell-range-address="Sheet1.H13:Sheet1.H22" chart:label-cell-address="Sheet1.H1:Sheet1.H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 vs CPU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A13:Sheet1.A22</svg:desc>
                </draw:g>
              </table:table-cell>
              <table:table-cell office:value-type="float" office:value="1.24191487724159">
                <text:p>1.24191487724159</text:p>
                <draw:g>
                  <svg:desc>Sheet1.H13:Sheet1.H22</svg:desc>
                </draw:g>
              </table:table-cell>
            </table:table-row>
            <table:table-row>
              <table:table-cell office:value-type="string">
                <text:p>2k</text:p>
              </table:table-cell>
              <table:table-cell office:value-type="float" office:value="1.95662259696459">
                <text:p>1.95662259696459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.87784222014344">
                <text:p>4.87784222014344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.01548104956268">
                <text:p>7.01548104956268</text:p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9.88231262209123">
                <text:p>9.88231262209123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13.5903780979609">
                <text:p>13.590378097960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5.3180350380312">
                <text:p>15.3180350380312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16.6813140945745">
                <text:p>16.6813140945745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1.0014372352819">
                <text:p>41.001437235281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50.9707621056405">
                <text:p>50.9707621056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